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34d3" officeooo:paragraph-rsid="000534d3"/>
    </style:style>
    <style:style style:name="P2" style:family="paragraph" style:parent-style-name="Standard">
      <style:paragraph-properties fo:text-align="start" style:justify-single-word="false"/>
      <style:text-properties officeooo:rsid="000534d3" officeooo:paragraph-rsid="000534d3"/>
    </style:style>
    <style:style style:name="P3" style:family="paragraph" style:parent-style-name="Standard">
      <style:paragraph-properties fo:text-align="center" style:justify-single-word="false"/>
      <style:text-properties fo:font-size="14pt" fo:font-weight="bold" officeooo:rsid="00072d0f" officeooo:paragraph-rsid="00072d0f" style:font-size-asian="14pt" style:font-weight-asian="bold" style:font-size-complex="14pt" style:font-weight-complex="bold"/>
    </style:style>
    <style:style style:name="T1" style:family="text">
      <style:text-properties officeooo:rsid="00072d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ultirobot Formation Planning: Project Update 2</text:p>
      <text:p text:style-name="P3">Banti Gheneti</text:p>
      <text:p text:style-name="P1"><text:s text:c="104"/></text:p>
      <text:p text:style-name="P1">For the previous update I implemented coupled multi robot planning to send a labeled series of boats to a goal configuration using nonlinear and double integration based trajectory optimization. As an extension, I have worked on the unlabeled case of the problem and shape based planning. For the unlabeled problem I have used the Hungarian algorithm along with a cost matrix with pairwise distance based costs of assigning each boat to each goal to determine an optimal pairing. This was shown by researchers as the GRASP lab at Upenn to lead to an effectively optimal result, assuming constant velocity and sufficient clearance between the start and goal locations, for the unlabeled minimum makespan problem. While these trajectories are good given <text:span text:style-name="T1">sufficient</text:span> clearance of start and end locations, that may not always be the case. Hence I also used iterative closest point to find a transform between the <text:s/>start and end points, and am working to wrap up assignment of boats to the final shape fitted to the initial points and planning over this shape. I’m hoping to finish this by Friday so I can spend the weekend obtaining better visualizations and writing the term paper.</text:p>
      <text:p text:style-name="P2"><text:s text:c="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6:46:18.603467784</meta:creation-date>
    <dc:date>2018-05-09T17:15:17.592515455</dc:date>
    <meta:editing-duration>PT8M25S</meta:editing-duration>
    <meta:editing-cycles>1</meta:editing-cycles>
    <meta:document-statistic meta:table-count="0" meta:image-count="0" meta:object-count="0" meta:page-count="1" meta:paragraph-count="5" meta:word-count="203" meta:character-count="1458" meta:non-whitespace-character-count="1036"/>
    <meta:generator>LibreOffice/6.0.3.2$Linux_X86_64 LibreOffice_project/00m0$Build-2</meta:generator>
  </office:meta>
</office:document-meta>
</file>